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543a" officeooo:paragraph-rsid="0099b6db"/>
    </style:style>
    <style:style style:name="P2" style:family="paragraph" style:parent-style-name="Standard">
      <style:text-properties officeooo:rsid="003a2843" officeooo:paragraph-rsid="0099b6db"/>
    </style:style>
    <style:style style:name="P3" style:family="paragraph" style:parent-style-name="Standard">
      <style:text-properties officeooo:rsid="003d8037" officeooo:paragraph-rsid="0099b6db"/>
    </style:style>
    <style:style style:name="P4" style:family="paragraph" style:parent-style-name="Standard">
      <style:text-properties officeooo:rsid="00403d02" officeooo:paragraph-rsid="0099b6db"/>
    </style:style>
    <style:style style:name="P5" style:family="paragraph" style:parent-style-name="Standard">
      <style:text-properties officeooo:rsid="00415e7d" officeooo:paragraph-rsid="0099b6db"/>
    </style:style>
    <style:style style:name="P6" style:family="paragraph" style:parent-style-name="Standard">
      <style:text-properties officeooo:rsid="0043b10b" officeooo:paragraph-rsid="0099b6db"/>
    </style:style>
    <style:style style:name="P7" style:family="paragraph" style:parent-style-name="Standard">
      <style:text-properties officeooo:rsid="0045aff8" officeooo:paragraph-rsid="0099b6db"/>
    </style:style>
    <style:style style:name="P8" style:family="paragraph" style:parent-style-name="Standard">
      <style:text-properties officeooo:rsid="0048159e" officeooo:paragraph-rsid="0099b6db"/>
    </style:style>
    <style:style style:name="P9" style:family="paragraph" style:parent-style-name="Standard">
      <style:text-properties officeooo:rsid="004b8712" officeooo:paragraph-rsid="0099b6db"/>
    </style:style>
    <style:style style:name="P10" style:family="paragraph" style:parent-style-name="Standard">
      <style:text-properties officeooo:rsid="004d318e" officeooo:paragraph-rsid="0099b6db"/>
    </style:style>
    <style:style style:name="P11" style:family="paragraph" style:parent-style-name="Standard">
      <style:text-properties officeooo:rsid="005fa10f" officeooo:paragraph-rsid="0099b6db"/>
    </style:style>
    <style:style style:name="P12" style:family="paragraph" style:parent-style-name="Standard">
      <style:text-properties officeooo:rsid="0069bd77" officeooo:paragraph-rsid="0099b6db"/>
    </style:style>
    <style:style style:name="P13" style:family="paragraph" style:parent-style-name="Standard">
      <style:text-properties style:text-underline-style="none" officeooo:rsid="0041e3e6" officeooo:paragraph-rsid="0099b6db"/>
    </style:style>
    <style:style style:name="P14" style:family="paragraph" style:parent-style-name="Standard">
      <style:text-properties style:text-underline-style="none" officeooo:rsid="0045aff8" officeooo:paragraph-rsid="0099b6db"/>
    </style:style>
    <style:style style:name="P15" style:family="paragraph" style:parent-style-name="Standard">
      <style:text-properties style:text-underline-style="none" officeooo:rsid="004a13d0" officeooo:paragraph-rsid="0099b6db"/>
    </style:style>
    <style:style style:name="P16" style:family="paragraph" style:parent-style-name="Standard">
      <style:text-properties style:text-underline-style="none" officeooo:rsid="004b8712" officeooo:paragraph-rsid="0099b6db"/>
    </style:style>
    <style:style style:name="P17" style:family="paragraph" style:parent-style-name="Standard">
      <style:text-properties style:text-underline-style="none" officeooo:rsid="0052dff3" officeooo:paragraph-rsid="0099b6db"/>
    </style:style>
    <style:style style:name="P18" style:family="paragraph" style:parent-style-name="Standard">
      <style:text-properties style:text-underline-style="none" officeooo:rsid="00546aad" officeooo:paragraph-rsid="0099b6db"/>
    </style:style>
    <style:style style:name="P19" style:family="paragraph" style:parent-style-name="Standard">
      <style:text-properties style:text-underline-style="none" officeooo:rsid="00982b67" officeooo:paragraph-rsid="0099b6db"/>
    </style:style>
    <style:style style:name="P20" style:family="paragraph" style:parent-style-name="Standard">
      <style:text-properties style:text-underline-style="none" officeooo:rsid="00a0d899" officeooo:paragraph-rsid="0099b6db"/>
    </style:style>
    <style:style style:name="P21" style:family="paragraph" style:parent-style-name="Standard">
      <style:text-properties style:text-underline-style="none" officeooo:rsid="00bc44fc" officeooo:paragraph-rsid="0099b6db"/>
    </style:style>
    <style:style style:name="P22" style:family="paragraph" style:parent-style-name="Standard">
      <style:text-properties style:text-underline-style="none" officeooo:rsid="00bdfc0d" officeooo:paragraph-rsid="0099b6db"/>
    </style:style>
    <style:style style:name="P23" style:family="paragraph" style:parent-style-name="Standard">
      <style:text-properties style:font-name="Liberation Serif1" style:text-underline-style="none" officeooo:rsid="00982b67" officeooo:paragraph-rsid="0099b6db"/>
    </style:style>
    <style:style style:name="P24" style:family="paragraph" style:parent-style-name="Standard">
      <style:text-properties style:font-name="Liberation Serif1" style:text-underline-style="none" officeooo:rsid="009e031d" officeooo:paragraph-rsid="0099b6db"/>
    </style:style>
    <style:style style:name="P25" style:family="paragraph" style:parent-style-name="Standard">
      <style:text-properties style:font-name="Liberation Serif1" style:text-underline-style="none" officeooo:rsid="00bc44fc" officeooo:paragraph-rsid="0099b6db"/>
    </style:style>
    <style:style style:name="P26" style:family="paragraph" style:parent-style-name="Standard">
      <style:text-properties style:font-name="Liberation Serif1" style:text-underline-style="none" officeooo:rsid="00c56c92" officeooo:paragraph-rsid="0099b6db"/>
    </style:style>
    <style:style style:name="P27" style:family="paragraph" style:parent-style-name="Standard">
      <style:text-properties style:font-name="Liberation Serif1" style:text-underline-style="none" officeooo:rsid="00bdfc0d" officeooo:paragraph-rsid="0099b6db"/>
    </style:style>
    <style:style style:name="P28" style:family="paragraph" style:parent-style-name="Standard">
      <style:text-properties style:font-name="Liberation Serif1" style:text-underline-style="none" officeooo:rsid="00a253b7" officeooo:paragraph-rsid="0099b6db"/>
    </style:style>
    <style:style style:name="P29" style:family="paragraph" style:parent-style-name="Standard">
      <style:text-properties officeooo:rsid="0008a078" officeooo:paragraph-rsid="0099b6db"/>
    </style:style>
    <style:style style:name="P30" style:family="paragraph" style:parent-style-name="Standard">
      <style:text-properties style:text-underline-style="solid" style:text-underline-type="double" style:text-underline-width="auto" style:text-underline-color="font-color" officeooo:rsid="00546aad" officeooo:paragraph-rsid="0099b6db"/>
    </style:style>
    <style:style style:name="P31" style:family="paragraph" style:parent-style-name="Standard">
      <style:text-properties officeooo:rsid="00d417f5" officeooo:paragraph-rsid="0099b6db"/>
    </style:style>
    <style:style style:name="P32" style:family="paragraph" style:parent-style-name="Standard">
      <style:text-properties style:text-underline-style="none" officeooo:rsid="0041e3e6" officeooo:paragraph-rsid="0099b6db"/>
    </style:style>
    <style:style style:name="P33" style:family="paragraph" style:parent-style-name="Standard">
      <style:text-properties style:text-underline-style="none" officeooo:rsid="00546aad" officeooo:paragraph-rsid="0099b6db"/>
    </style:style>
    <style:style style:name="P34" style:family="paragraph" style:parent-style-name="Standard">
      <style:text-properties style:text-underline-style="none" officeooo:rsid="006b4034" officeooo:paragraph-rsid="0099b6db"/>
    </style:style>
    <style:style style:name="P35" style:family="paragraph" style:parent-style-name="Standard">
      <style:text-properties style:text-underline-style="none" officeooo:rsid="00bdfc0d" officeooo:paragraph-rsid="0099b6db"/>
    </style:style>
    <style:style style:name="P36" style:family="paragraph" style:parent-style-name="Standard">
      <style:text-properties style:text-underline-style="none" officeooo:rsid="00bdfc0d" officeooo:paragraph-rsid="00a3eb30"/>
    </style:style>
    <style:style style:name="T1" style:family="text">
      <style:text-properties officeooo:rsid="001df359"/>
    </style:style>
    <style:style style:name="T2" style:family="text">
      <style:text-properties officeooo:rsid="00224023"/>
    </style:style>
    <style:style style:name="T3" style:family="text">
      <style:text-properties officeooo:rsid="00361646"/>
    </style:style>
    <style:style style:name="T4" style:family="text">
      <style:text-properties officeooo:rsid="00380ed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41e3e6"/>
    </style:style>
    <style:style style:name="T8" style:family="text">
      <style:text-properties style:text-underline-style="none" officeooo:rsid="00479ec5"/>
    </style:style>
    <style:style style:name="T9" style:family="text">
      <style:text-properties style:text-underline-style="none" officeooo:rsid="004a13d0"/>
    </style:style>
    <style:style style:name="T10" style:family="text">
      <style:text-properties style:text-underline-style="none" officeooo:rsid="004e4bbf"/>
    </style:style>
    <style:style style:name="T11" style:family="text">
      <style:text-properties style:text-underline-style="none" officeooo:rsid="005177cd"/>
    </style:style>
    <style:style style:name="T12" style:family="text">
      <style:text-properties style:text-underline-style="none" officeooo:rsid="0052dff3"/>
    </style:style>
    <style:style style:name="T13" style:family="text">
      <style:text-properties style:text-underline-style="none" officeooo:rsid="00546aad"/>
    </style:style>
    <style:style style:name="T14" style:family="text">
      <style:text-properties style:text-underline-style="none" officeooo:rsid="006b4034"/>
    </style:style>
    <style:style style:name="T15" style:family="text">
      <style:text-properties style:text-underline-style="none" officeooo:rsid="006c7199"/>
    </style:style>
    <style:style style:name="T16" style:family="text">
      <style:text-properties style:text-underline-style="none" officeooo:rsid="00795c0b"/>
    </style:style>
    <style:style style:name="T17" style:family="text">
      <style:text-properties style:text-underline-style="none" officeooo:rsid="00938118"/>
    </style:style>
    <style:style style:name="T18" style:family="text">
      <style:text-properties style:text-underline-style="none" officeooo:rsid="00948b62"/>
    </style:style>
    <style:style style:name="T19" style:family="text">
      <style:text-properties style:text-underline-style="none" officeooo:rsid="00e66847"/>
    </style:style>
    <style:style style:name="T20" style:family="text">
      <style:text-properties style:text-underline-style="none" officeooo:rsid="00e5174b"/>
    </style:style>
    <style:style style:name="T21" style:family="text">
      <style:text-properties style:text-underline-style="none" officeooo:rsid="00a0a122"/>
    </style:style>
    <style:style style:name="T22" style:family="text">
      <style:text-properties officeooo:rsid="00546aad"/>
    </style:style>
    <style:style style:name="T23" style:family="text">
      <style:text-properties officeooo:rsid="0054a9ac"/>
    </style:style>
    <style:style style:name="T24" style:family="text">
      <style:text-properties officeooo:rsid="0060e573"/>
    </style:style>
    <style:style style:name="T25" style:family="text">
      <style:text-properties officeooo:rsid="00667127"/>
    </style:style>
    <style:style style:name="T26" style:family="text">
      <style:text-properties officeooo:rsid="0069bd77"/>
    </style:style>
    <style:style style:name="T27" style:family="text">
      <style:text-properties officeooo:rsid="0075d787"/>
    </style:style>
    <style:style style:name="T28" style:family="text">
      <style:text-properties officeooo:rsid="00973de5"/>
    </style:style>
    <style:style style:name="T29" style:family="text">
      <style:text-properties officeooo:rsid="009d11b6"/>
    </style:style>
    <style:style style:name="T30" style:family="text">
      <style:text-properties style:font-name="Liberation Serif1"/>
    </style:style>
    <style:style style:name="T31" style:family="text">
      <style:text-properties style:font-name="Liberation Serif1" officeooo:rsid="00999b15"/>
    </style:style>
    <style:style style:name="T32" style:family="text">
      <style:text-properties style:font-name="Liberation Serif1" officeooo:rsid="009a6ded"/>
    </style:style>
    <style:style style:name="T33" style:family="text">
      <style:text-properties style:font-name="Liberation Serif1" officeooo:rsid="009e031d"/>
    </style:style>
    <style:style style:name="T34" style:family="text">
      <style:text-properties style:font-name="Liberation Serif1" officeooo:rsid="00982b67"/>
    </style:style>
    <style:style style:name="T35" style:family="text">
      <style:text-properties style:font-name="Liberation Serif1" officeooo:rsid="00a253b7"/>
    </style:style>
    <style:style style:name="T36" style:family="text">
      <style:text-properties style:font-name="Liberation Serif1" officeooo:rsid="00a33757"/>
    </style:style>
    <style:style style:name="T37" style:family="text">
      <style:text-properties style:font-name="Liberation Serif1" officeooo:rsid="00a55156"/>
    </style:style>
    <style:style style:name="T38" style:family="text">
      <style:text-properties style:font-name="Liberation Serif1" officeooo:rsid="00a8a5a6"/>
    </style:style>
    <style:style style:name="T39" style:family="text">
      <style:text-properties style:font-name="Liberation Serif1" officeooo:rsid="00aa782c"/>
    </style:style>
    <style:style style:name="T40" style:family="text">
      <style:text-properties style:font-name="Liberation Serif1" officeooo:rsid="00ac0288"/>
    </style:style>
    <style:style style:name="T41" style:family="text">
      <style:text-properties style:font-name="Liberation Serif1" officeooo:rsid="00acd76e"/>
    </style:style>
    <style:style style:name="T42" style:family="text">
      <style:text-properties style:font-name="Liberation Serif1" officeooo:rsid="00ae6a71"/>
    </style:style>
    <style:style style:name="T43" style:family="text">
      <style:text-properties style:font-name="Liberation Serif1" officeooo:rsid="00b12a6f"/>
    </style:style>
    <style:style style:name="T44" style:family="text">
      <style:text-properties style:font-name="Liberation Serif1" officeooo:rsid="00b2d555"/>
    </style:style>
    <style:style style:name="T45" style:family="text">
      <style:text-properties style:font-name="Liberation Serif1" officeooo:rsid="00b50193"/>
    </style:style>
    <style:style style:name="T46" style:family="text">
      <style:text-properties style:font-name="Liberation Serif1" officeooo:rsid="00b723a8"/>
    </style:style>
    <style:style style:name="T47" style:family="text">
      <style:text-properties style:font-name="Liberation Serif1" officeooo:rsid="00bac4d1"/>
    </style:style>
    <style:style style:name="T48" style:family="text">
      <style:text-properties style:font-name="Liberation Serif1" officeooo:rsid="00c56c92"/>
    </style:style>
    <style:style style:name="T49" style:family="text">
      <style:text-properties style:font-name="Liberation Serif1" officeooo:rsid="00bfe410"/>
    </style:style>
    <style:style style:name="T50" style:family="text">
      <style:text-properties style:font-name="Liberation Serif1" officeooo:rsid="00c0a0d0"/>
    </style:style>
    <style:style style:name="T51" style:family="text">
      <style:text-properties style:font-name="Liberation Serif1" officeooo:rsid="00c3069b"/>
    </style:style>
    <style:style style:name="T52" style:family="text">
      <style:text-properties style:font-name="Liberation Serif1" officeooo:rsid="00c4f03c"/>
    </style:style>
    <style:style style:name="T53" style:family="text">
      <style:text-properties style:font-name="Liberation Serif1" officeooo:rsid="00c9ea77"/>
    </style:style>
    <style:style style:name="T54" style:family="text">
      <style:text-properties style:font-name="Liberation Serif1" officeooo:rsid="00cb809a"/>
    </style:style>
    <style:style style:name="T55" style:family="text">
      <style:text-properties style:font-name="Liberation Serif1" officeooo:rsid="00ce9300"/>
    </style:style>
    <style:style style:name="T56" style:family="text">
      <style:text-properties style:font-name="Liberation Serif1" officeooo:rsid="00fa828f"/>
    </style:style>
    <style:style style:name="T57" style:family="text">
      <style:text-properties style:font-name="Liberation Serif1" officeooo:rsid="00d0db60"/>
    </style:style>
    <style:style style:name="T58" style:family="text">
      <style:text-properties style:font-name="Liberation Serif1" officeooo:rsid="00d16a1b"/>
    </style:style>
    <style:style style:name="T59" style:family="text">
      <style:text-properties style:font-name="Liberation Serif1" officeooo:rsid="00fa6d08"/>
    </style:style>
    <style:style style:name="T60" style:family="text">
      <style:text-properties style:font-name="Liberation Serif1" officeooo:rsid="00dbd969"/>
    </style:style>
    <style:style style:name="T61" style:family="text">
      <style:text-properties style:font-name="Liberation Serif1" officeooo:rsid="00d5fb57"/>
    </style:style>
    <style:style style:name="T62" style:family="text">
      <style:text-properties style:font-name="Liberation Serif1" officeooo:rsid="00d68380"/>
    </style:style>
    <style:style style:name="T63" style:family="text">
      <style:text-properties style:font-name="Liberation Serif1" officeooo:rsid="00d7d2af"/>
    </style:style>
    <style:style style:name="T64" style:family="text">
      <style:text-properties style:font-name="Liberation Serif1" officeooo:rsid="00d8614a"/>
    </style:style>
    <style:style style:name="T65" style:family="text">
      <style:text-properties style:font-name="Liberation Serif1" officeooo:rsid="00a068fb"/>
    </style:style>
    <style:style style:name="T66" style:family="text">
      <style:text-properties style:font-name="Liberation Serif1" officeooo:rsid="00a48fea"/>
    </style:style>
    <style:style style:name="T67" style:family="text">
      <style:text-properties style:font-name="Liberation Serif1" officeooo:rsid="00a517cf"/>
    </style:style>
    <style:style style:name="T68" style:family="text">
      <style:text-properties officeooo:rsid="00c854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nam <text:span text:style-name="T23">sống ở</text:span> hà nội. nam là học sinh và đang học lớp mười hai. bố nam <text:span text:style-name="T24">tên đạt và</text:span> là giám đốc, mẹ nam <text:span text:style-name="T25">tên nhi và </text:span>là giáo viên môn toán, vì vậy nam <text:span text:style-name="T1">học giỏi</text:span> môn <text:span text:style-name="T2">toán</text:span>. nam là học sinh giỏi <text:span text:style-name="T28">trong lớp</text:span>. nam rất thích <text:span text:style-name="T3">thể thao</text:span> . hoa là bạn gái của nam. hoa học cùng lớp với nam. họ hay đọc sách ở thư viên. bố mẹ nam cũng yêu quý hoa.</text:p>
      <text:p text:style-name="P1"/>
      <text:p text:style-name="P1"/>
      <text:p text:style-name="P18">Danh <text:span text:style-name="T29">từ riêng:</text:span></text:p>
      <text:p text:style-name="P30"/>
      <text:p text:style-name="P19"><text:span text:style-name="T30">λP.(</text:span><text:a xlink:type="simple" xlink:href="mailto:P@nam" text:style-name="Internet_20_link" text:visited-style-name="Visited_20_Internet_20_Link"><text:span text:style-name="T30">P@nam</text:span></text:a><text:span text:style-name="T30">)</text:span></text:p>
      <text:p text:style-name="P18"><text:s/></text:p>
      <text:p text:style-name="P19"><text:span text:style-name="T30">λP.(</text:span><text:a xlink:type="simple" xlink:href="mailto:P@hoa" text:style-name="Internet_20_link" text:visited-style-name="Visited_20_Internet_20_Link"><text:span text:style-name="T30">P@</text:span></text:a><text:a xlink:type="simple" xlink:href="mailto:P@hoa" text:style-name="Internet_20_link" text:visited-style-name="Visited_20_Internet_20_Link"><text:span text:style-name="T31">hoa</text:span></text:a><text:span text:style-name="T30">)</text:span></text:p>
      <text:p text:style-name="P18"/>
      <text:p text:style-name="P19"><text:span text:style-name="T30">λP.(</text:span><text:a xlink:type="simple" xlink:href="mailto:P@nam" text:style-name="Internet_20_link" text:visited-style-name="Visited_20_Internet_20_Link"><text:span text:style-name="T30">P@</text:span></text:a><text:span text:style-name="T30">đạt)</text:span></text:p>
      <text:p text:style-name="P18"/>
      <text:p text:style-name="P19"><text:span text:style-name="T30">λP.(</text:span><text:a xlink:type="simple" xlink:href="mailto:P@nhi" text:style-name="Internet_20_link" text:visited-style-name="Visited_20_Internet_20_Link"><text:span text:style-name="T30">P@</text:span></text:a><text:a xlink:type="simple" xlink:href="mailto:P@nhi" text:style-name="Internet_20_link" text:visited-style-name="Visited_20_Internet_20_Link"><text:span text:style-name="T32">nhi</text:span></text:a><text:span text:style-name="T30">)</text:span></text:p>
      <text:p text:style-name="P23"/>
      <text:p text:style-name="P19"><text:span text:style-name="T30">Danh </text:span><text:span text:style-name="T33">từ:</text:span></text:p>
      <text:p text:style-name="P24"/>
      <text:p text:style-name="P20"><text:span text:style-name="T34">λP.</text:span><text:span text:style-name="T33">hà_</text:span><text:span text:style-name="T30">nội(</text:span><text:span text:style-name="T35">P)</text:span></text:p>
      <text:p text:style-name="P20"><text:span text:style-name="T34">λP.</text:span><text:span text:style-name="T36">học_sinh</text:span><text:span text:style-name="T37">(</text:span><text:span text:style-name="T35">P)</text:span></text:p>
      <text:p text:style-name="P20"><text:span text:style-name="T34">λP.</text:span><text:span text:style-name="T38">lớp_mười_hai</text:span><text:span text:style-name="T37">(</text:span><text:span text:style-name="T35">P)</text:span></text:p>
      <text:p text:style-name="P20"><text:span text:style-name="T34">λP.</text:span><text:span text:style-name="T40">giám_đốc</text:span><text:span text:style-name="T37">(</text:span><text:span text:style-name="T35">P)</text:span></text:p>
      <text:p text:style-name="P20"><text:span text:style-name="T34">λP.</text:span><text:span text:style-name="T41">môn_toán</text:span><text:span text:style-name="T42">(</text:span><text:span text:style-name="T35">P)</text:span></text:p>
      <text:p text:style-name="P20"><text:span text:style-name="T34">λP.</text:span><text:span text:style-name="T36">học_s</text:span><text:span text:style-name="T43">inh_giỏi</text:span><text:span text:style-name="T37">(</text:span><text:span text:style-name="T35">P)</text:span></text:p>
      <text:p text:style-name="P20"><text:span text:style-name="T34">λP.</text:span><text:span text:style-name="T44">lớp</text:span><text:span text:style-name="T37">(</text:span><text:span text:style-name="T35">P)</text:span></text:p>
      <text:p text:style-name="P20"><text:span text:style-name="T34">λP.</text:span><text:span text:style-name="T45">thể_thao</text:span><text:span text:style-name="T37">(</text:span><text:span text:style-name="T35">P)</text:span></text:p>
      <text:p text:style-name="P20"><text:span text:style-name="T34">λP.</text:span><text:span text:style-name="T46">sách</text:span><text:span text:style-name="T37">(</text:span><text:span text:style-name="T35">P)</text:span></text:p>
      <text:p text:style-name="P20"><text:span text:style-name="T34">λP.</text:span><text:span text:style-name="T47">thư_viện</text:span><text:span text:style-name="T37">(</text:span><text:span text:style-name="T35">P)<text:line-break/></text:span></text:p>
      <text:p text:style-name="P21"><text:span text:style-name="T35">từ </text:span><text:span text:style-name="T30">vựng có quan hệ 2 ngôi:</text:span></text:p>
      <text:p text:style-name="P25"/>
      <text:p text:style-name="P21"><text:span text:style-name="T30">Danh </text:span><text:span text:style-name="T48">từ:</text:span></text:p>
      <text:p text:style-name="P26"/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49">bố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0">mẹ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1">bạn_gái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2">giáo_viên</text:span><text:span text:style-name="T30">(X,Y))</text:span></text:p>
      <text:p text:style-name="P36"><text:span text:style-name="T34">λ</text:span><text:span text:style-name="T30">P.</text:span><text:span text:style-name="T34">λ</text:span><text:span text:style-name="T30">X.(P@</text:span><text:span text:style-name="T34">λY.</text:span><text:span text:style-name="T66">học_sinh_giỏi_</text:span><text:span text:style-name="T67">của</text:span><text:span text:style-name="T30">(X,Y))</text:span></text:p>
      <text:p text:style-name="P27"/>
      <text:p text:style-name="P20">động <text:span text:style-name="T68">từ: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3">học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4">ở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5">học_giỏi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7">thích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8">học_cùng_lớp</text:span><text:span text:style-name="T30">(X,Y))</text:span></text:p>
      <text:p text:style-name="P22"><text:span text:style-name="T34">λ</text:span><text:span text:style-name="T30">P.</text:span><text:span text:style-name="T34">λ</text:span><text:span text:style-name="T30">X.(P@</text:span><text:span text:style-name="T34">λY.</text:span><text:span text:style-name="T58">yêu_</text:span><text:span text:style-name="T59">quý</text:span><text:span text:style-name="T30">(X,Y))</text:span></text:p>
      <text:p text:style-name="P27"/>
      <text:p text:style-name="P22"><text:span text:style-name="T60">và : </text:span><text:span text:style-name="T34">λ</text:span><text:span text:style-name="T30">P.</text:span><text:span text:style-name="T34">λ</text:span><text:span text:style-name="T61">Q</text:span><text:span text:style-name="T30">.</text:span><text:span text:style-name="T34">λ</text:span><text:span text:style-name="T30">X</text:span><text:span text:style-name="T62">((P@X)^</text:span><text:span text:style-name="T63">(</text:span><text:span text:style-name="T64">Q</text:span><text:span text:style-name="T63">@X))</text:span></text:p>
      <text:p text:style-name="P31"/>
      <text:p text:style-name="P31"/>
      <text:p text:style-name="P31"/>
      <text:p text:style-name="P31"/>
      <text:p text:style-name="P1"><text:soft-page-break/></text:p>
      <text:p text:style-name="P1"/>
      <text:p text:style-name="P1"><text:span text:style-name="T22">ở</text:span>(<text:span text:style-name="T4">nam, Hà nội)</text:span></text:p>
      <text:p text:style-name="P1"/>
      <text:p text:style-name="P2">học_sinh(nam)</text:p>
      <text:p text:style-name="P2"/>
      <text:p text:style-name="P3">học(nam, lớp_mười_hai)</text:p>
      <text:p text:style-name="P3"/>
      <text:p text:style-name="P4">Bố(đat, <text:span text:style-name="T26">nam)</text:span></text:p>
      <text:p text:style-name="P4"/>
      <text:p text:style-name="P12">giám_đốc(đat).</text:p>
      <text:p text:style-name="P12"><text:tab/></text:p>
      <text:p text:style-name="P5">mẹ(<text:span text:style-name="T27">nhi</text:span><text:span text:style-name="T5">,</text:span><text:span text:style-name="T6"> </text:span><text:span text:style-name="T7">nam).</text:span></text:p>
      <text:p text:style-name="P13"/>
      <text:p text:style-name="P12"><text:span text:style-name="T7">giáo_</text:span><text:span text:style-name="T6">viên(</text:span><text:span text:style-name="T16">n</text:span><text:span text:style-name="T6">hi, môn_toán).</text:span></text:p>
      <text:p text:style-name="P13"/>
      <text:p text:style-name="P6"><text:span text:style-name="T7">học_</text:span><text:span text:style-name="T6">giỏi(nam,môn_toán)</text:span></text:p>
      <text:p text:style-name="P14"/>
      <text:p text:style-name="P7"><text:span text:style-name="T18">hoc_sinh_giỏi_</text:span><text:span text:style-name="T21">của</text:span><text:span text:style-name="T6">(nam,lớp)</text:span><text:span text:style-name="T8"><text:line-break/></text:span></text:p>
      <text:p text:style-name="P8"><text:span text:style-name="T8">t</text:span><text:span text:style-name="T6">hích(nam,thể_thao,rất)</text:span></text:p>
      <text:p text:style-name="P15"/>
      <text:p text:style-name="P9"><text:span text:style-name="T17">ban_gái</text:span><text:span text:style-name="T9">( </text:span><text:span text:style-name="T6">hoa,nam)</text:span></text:p>
      <text:p text:style-name="P16"/>
      <text:p text:style-name="P10"><text:span text:style-name="T6">học_</text:span><text:span text:style-name="T11">cùng_lớp</text:span><text:span text:style-name="T6">(hoa,nam</text:span><text:span text:style-name="T10">).</text:span></text:p>
      <text:p text:style-name="P17"/>
      <text:p text:style-name="P10"><text:span text:style-name="T20">hay_</text:span><text:span text:style-name="T12">đọc_</text:span><text:span text:style-name="T13">sách(họ, thư_viện).</text:span></text:p>
      <text:p text:style-name="P18"/>
      <text:p text:style-name="P11"><text:span text:style-name="T13">yêu_</text:span><text:span text:style-name="T14">qúy(đạt,lan)</text:span></text:p>
      <text:p text:style-name="P34"/>
      <text:p text:style-name="P11"><text:span text:style-name="T14">yêu_</text:span><text:span text:style-name="T15">qúy(nhi,lan)</text:span></text:p>
      <text:p text:style-name="P18"/>
      <text:p text:style-name="P28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9:28:35.941793915</meta:creation-date>
    <dc:date>2018-12-30T16:49:24.373660266</dc:date>
    <meta:editing-duration>PT1H29M33S</meta:editing-duration>
    <meta:editing-cycles>134</meta:editing-cycles>
    <meta:generator>LibreOffice/5.1.6.2$Linux_X86_64 LibreOffice_project/10m0$Build-2</meta:generator>
    <meta:document-statistic meta:table-count="0" meta:image-count="0" meta:object-count="0" meta:page-count="2" meta:paragraph-count="49" meta:word-count="146" meta:character-count="1150" meta:non-whitespace-character-count="1047"/>
  </office:meta>
</office:document-meta>
</file>